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5313in" fo:margin-left="0.0076in" fo:margin-top="0in" fo:margin-bottom="0in" table:align="left" style:writing-mode="lr-tb"/>
    </style:style>
    <style:style style:name="Table1.A" style:family="table-column">
      <style:table-column-properties style:column-width="0.7188in"/>
    </style:style>
    <style:style style:name="Table1.B" style:family="table-column">
      <style:table-column-properties style:column-width="1.2188in"/>
    </style:style>
    <style:style style:name="Table1.C" style:family="table-column">
      <style:table-column-properties style:column-width="2.1993in"/>
    </style:style>
    <style:style style:name="Table1.D" style:family="table-column">
      <style:table-column-properties style:column-width="1.3944in"/>
    </style:style>
    <style:style style:name="Table1.1" style:family="table-row">
      <style:table-row-properties style:row-height="0.3854in" fo:keep-together="auto"/>
    </style:style>
    <style:style style:name="Table1.A1" style:family="table-cell">
      <style:table-cell-properties fo:padding-left="0.0743in" fo:padding-right="0.075in" fo:padding-top="0in" fo:padding-bottom="0in" fo:border="0.75pt solid #000000"/>
    </style:style>
    <style:style style:name="Table1.2" style:family="table-row">
      <style:table-row-properties style:row-height="0.2292in" fo:keep-together="auto"/>
    </style:style>
    <style:style style:name="Table1.4" style:family="table-row">
      <style:table-row-properties style:row-height="0.25in" fo:keep-together="auto"/>
    </style:style>
    <style:style style:name="P1" style:family="paragraph" style:parent-style-name="Standard">
      <style:text-properties style:font-name="Times New Roman" style:font-name-asian="Times New Roman1" style:font-name-complex="Times New Roman1"/>
    </style:style>
    <style:style style:name="P2" style:family="paragraph" style:parent-style-name="Standard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3" style:family="paragraph" style:parent-style-name="Standard">
      <style:paragraph-properties fo:break-before="column"/>
      <style:text-properties style:font-name="Times New Roman" style:font-name-asian="Times New Roman1" style:font-name-complex="Times New Roman1"/>
    </style:style>
    <style:style style:name="P4" style:family="paragraph" style:parent-style-name="Standard">
      <style:paragraph-properties fo:margin-top="0.0071in" fo:margin-bottom="0in" loext:contextual-spacing="false"/>
    </style:style>
    <style:style style:name="P5" style:family="paragraph" style:parent-style-name="Standard">
      <style:paragraph-properties fo:margin-top="0.0071in" fo:margin-bottom="0in" loext:contextual-spacing="false"/>
      <style:text-properties style:font-name="Times New Roman" fo:font-size="7.5pt" style:font-name-asian="Times New Roman1" style:font-size-asian="7.5pt" style:font-name-complex="Times New Roman1" style:font-size-complex="7.5pt"/>
    </style:style>
    <style:style style:name="P6" style:family="paragraph" style:parent-style-name="Standard">
      <style:paragraph-properties fo:margin-top="0.0071in" fo:margin-bottom="0in" loext:contextual-spacing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7" style:family="paragraph" style:parent-style-name="Standard">
      <style:paragraph-properties fo:margin-top="0.0035in" fo:margin-bottom="0in" loext:contextual-spacing="false"/>
      <style:text-properties style:font-name="Times New Roman" fo:font-size="5pt" style:font-name-asian="Times New Roman1" style:font-size-asian="5pt" style:font-name-complex="Times New Roman1" style:font-size-complex="5pt"/>
    </style:style>
    <style:style style:name="P8" style:family="paragraph" style:parent-style-name="Standard">
      <style:paragraph-properties fo:margin-top="0.0035in" fo:margin-bottom="0in" loext:contextual-spacing="fals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9" style:family="paragraph" style:parent-style-name="Standard">
      <style:paragraph-properties fo:margin-left="0.0772in" fo:margin-right="0in" style:line-height-at-least="0.0138in" fo:text-indent="0in" style:auto-text-indent="false"/>
    </style:style>
    <style:style style:name="P10" style:family="paragraph" style:parent-style-name="Standard">
      <style:paragraph-properties fo:margin-top="0.0043in" fo:margin-bottom="0in" loext:contextual-spacing="false"/>
      <style:text-properties style:font-name="Times New Roman" fo:font-size="8.5pt" style:font-name-asian="Times New Roman1" style:font-size-asian="8.5pt" style:font-name-complex="Times New Roman1" style:font-size-complex="8.5pt"/>
    </style:style>
    <style:style style:name="P11" style:family="paragraph" style:parent-style-name="Standard">
      <style:paragraph-properties fo:margin-top="0.0043in" fo:margin-bottom="0in" loext:contextual-spacing="false"/>
      <style:text-properties style:font-name="Times New Roman" fo:font-size="11.5pt" style:font-name-asian="Times New Roman1" style:font-size-asian="11.5pt" style:font-name-complex="Times New Roman1" style:font-size-complex="11.5pt"/>
    </style:style>
    <style:style style:name="P12" style:family="paragraph" style:parent-style-name="Standard">
      <style:paragraph-properties fo:margin-top="0.0028in" fo:margin-bottom="0in" loext:contextual-spacing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13" style:family="paragraph" style:parent-style-name="Standard">
      <style:paragraph-properties fo:margin-top="0.0055in" fo:margin-bottom="0in" loext:contextual-spacing="false"/>
      <style:text-properties style:font-name="Times New Roman" fo:font-size="14.5pt" style:font-name-asian="Times New Roman1" style:font-size-asian="14.5pt" style:font-name-complex="Times New Roman1" style:font-size-complex="14.5pt"/>
    </style:style>
    <style:style style:name="P14" style:family="paragraph" style:parent-style-name="Standard">
      <style:paragraph-properties fo:margin-left="0.0827in" fo:margin-right="0in" fo:margin-top="0.0492in" fo:margin-bottom="0in" loext:contextual-spacing="false" fo:text-indent="0in" style:auto-text-indent="false"/>
    </style:style>
    <style:style style:name="P15" style:family="paragraph" style:parent-style-name="Heading_20_1">
      <style:paragraph-properties fo:margin-left="0.0827in" fo:margin-right="0in" fo:text-indent="0in" style:auto-text-indent="false"/>
    </style:style>
    <style:style style:name="P16" style:family="paragraph" style:parent-style-name="Standard">
      <style:paragraph-properties fo:margin-left="0.3543in" fo:margin-right="0in" fo:margin-top="0.098in" fo:margin-bottom="0in" loext:contextual-spacing="false" fo:text-indent="0in" style:auto-text-indent="false">
        <style:tab-stops>
          <style:tab-stop style:position="2.1661in"/>
        </style:tab-stops>
      </style:paragraph-properties>
    </style:style>
    <style:style style:name="P17" style:family="paragraph" style:parent-style-name="Standard">
      <style:paragraph-properties fo:margin-left="0.3543in" fo:margin-right="0in" fo:margin-top="0.0492in" fo:margin-bottom="0in" loext:contextual-spacing="false" fo:text-indent="0in" style:auto-text-indent="false">
        <style:tab-stops>
          <style:tab-stop style:position="2.1661in"/>
        </style:tab-stops>
      </style:paragraph-properties>
    </style:style>
    <style:style style:name="P18" style:family="paragraph" style:parent-style-name="Text_20_body">
      <style:paragraph-properties fo:margin-left="0.3543in" fo:margin-right="0in" fo:margin-top="0.0492in" fo:margin-bottom="0in" loext:contextual-spacing="false" fo:text-indent="0in" style:auto-text-indent="false" fo:break-before="column"/>
    </style:style>
    <style:style style:name="P19" style:family="paragraph" style:parent-style-name="Heading_20_1">
      <style:paragraph-properties fo:margin-left="0.3543in" fo:margin-right="0in" fo:margin-top="0.0492in" fo:margin-bottom="0in" loext:contextual-spacing="false" fo:line-height="117%" fo:text-indent="0in" style:auto-text-indent="false"/>
    </style:style>
    <style:style style:name="P20" style:family="paragraph" style:parent-style-name="Standard">
      <style:paragraph-properties fo:margin-top="0.0008in" fo:margin-bottom="0in" loext:contextual-spacing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21" style:family="paragraph" style:parent-style-name="Standard">
      <style:paragraph-properties fo:margin-top="0.0016in" fo:margin-bottom="0in" loext:contextual-spacing="false"/>
      <style:text-properties style:font-name="Times New Roman" fo:font-size="6pt" style:font-name-asian="Times New Roman1" style:font-size-asian="6pt" style:font-name-complex="Times New Roman1" style:font-size-complex="6pt"/>
    </style:style>
    <style:style style:name="P22" style:family="paragraph" style:parent-style-name="Standard">
      <style:paragraph-properties fo:margin-top="0.0075in" fo:margin-bottom="0in" loext:contextual-spacing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23" style:family="paragraph" style:parent-style-name="Standard">
      <style:paragraph-properties fo:margin-top="0.0075in" fo:margin-bottom="0in" loext:contextual-spacing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4" style:family="paragraph" style:parent-style-name="Standard">
      <style:paragraph-properties fo:margin-top="0.0075in" fo:margin-bottom="0in" loext:contextual-spacing="false"/>
      <style:text-properties style:font-name="Times New Roman" fo:font-size="13.5pt" style:font-name-asian="Times New Roman1" style:font-size-asian="13.5pt" style:font-name-complex="Times New Roman1" style:font-size-complex="13.5pt"/>
    </style:style>
    <style:style style:name="P25" style:family="paragraph" style:parent-style-name="Standard">
      <style:paragraph-properties fo:margin-left="0.1835in" fo:margin-right="0in" fo:margin-top="0.0118in" fo:margin-bottom="0in" loext:contextual-spacing="false" fo:text-indent="0in" style:auto-text-indent="false">
        <style:tab-stops>
          <style:tab-stop style:position="2.0689in"/>
        </style:tab-stops>
      </style:paragraph-properties>
    </style:style>
    <style:style style:name="P26" style:family="paragraph" style:parent-style-name="Standard">
      <style:paragraph-properties fo:margin-left="0.1835in" fo:margin-right="0in" fo:text-indent="0in" style:auto-text-indent="false">
        <style:tab-stops>
          <style:tab-stop style:position="2.0689in"/>
        </style:tab-stops>
      </style:paragraph-properties>
    </style:style>
    <style:style style:name="P27" style:family="paragraph" style:parent-style-name="Text_20_body">
      <style:paragraph-properties fo:margin-left="0.1835in" fo:margin-right="0in" fo:text-indent="0in" style:auto-text-indent="false">
        <style:tab-stops>
          <style:tab-stop style:position="2.0689in"/>
        </style:tab-stops>
      </style:paragraph-properties>
    </style:style>
    <style:style style:name="P28" style:family="paragraph" style:parent-style-name="Text_20_body">
      <style:paragraph-properties fo:margin-left="0.1835in" fo:margin-right="0in" fo:margin-top="0.0008in" fo:margin-bottom="0in" loext:contextual-spacing="false" fo:text-indent="0in" style:auto-text-indent="false">
        <style:tab-stops>
          <style:tab-stop style:position="2.0689in"/>
        </style:tab-stops>
      </style:paragraph-properties>
    </style:style>
    <style:style style:name="P29" style:family="paragraph" style:parent-style-name="Standard">
      <style:paragraph-properties fo:margin-left="0.1972in" fo:margin-right="0in" fo:margin-top="0.0118in" fo:margin-bottom="0in" loext:contextual-spacing="false" fo:text-indent="0in" style:auto-text-indent="false">
        <style:tab-stops>
          <style:tab-stop style:position="2.0827in"/>
        </style:tab-stops>
      </style:paragraph-properties>
    </style:style>
    <style:style style:name="P30" style:family="paragraph" style:parent-style-name="Standard">
      <style:paragraph-properties fo:margin-left="0.1972in" fo:margin-right="0in" fo:text-indent="0in" style:auto-text-indent="false">
        <style:tab-stops>
          <style:tab-stop style:position="2.0827in"/>
        </style:tab-stops>
      </style:paragraph-properties>
    </style:style>
    <style:style style:name="P31" style:family="paragraph" style:parent-style-name="Standard">
      <style:paragraph-properties fo:margin-left="0.1972in" fo:margin-right="0in" fo:text-indent="0in" style:auto-text-indent="false">
        <style:tab-stops>
          <style:tab-stop style:position="2.0827in"/>
        </style:tab-stops>
      </style:paragraph-properties>
      <style:text-properties fo:color="#000009" style:font-name="Times New Roman" fo:letter-spacing="-0.0008in" style:font-name-asian="Times New Roman1" style:font-name-complex="Times New Roman1"/>
    </style:style>
    <style:style style:name="P32" style:family="paragraph" style:parent-style-name="Text_20_body">
      <style:paragraph-properties fo:margin-left="0.1972in" fo:margin-right="0in" fo:text-indent="0in" style:auto-text-indent="false">
        <style:tab-stops>
          <style:tab-stop style:position="2.0827in"/>
        </style:tab-stops>
      </style:paragraph-properties>
    </style:style>
    <style:style style:name="P33" style:family="paragraph" style:parent-style-name="Standard">
      <style:paragraph-properties fo:margin-top="0.0047in" fo:margin-bottom="0in" loext:contextual-spacing="false"/>
      <style:text-properties style:font-name="Times New Roman" fo:font-size="13.5pt" fo:font-weight="bold" style:font-name-asian="Times New Roman1" style:font-size-asian="13.5pt" style:font-weight-asian="bold" style:font-name-complex="Times New Roman1" style:font-size-complex="13.5pt" style:font-weight-complex="bold"/>
    </style:style>
    <style:style style:name="P34" style:family="paragraph" style:parent-style-name="Text_20_body">
      <style:paragraph-properties fo:margin-left="0.0835in" fo:margin-right="0.2654in" fo:margin-top="0.0327in" fo:margin-bottom="0in" loext:contextual-spacing="false" fo:line-height="117%" fo:text-indent="0in" style:auto-text-indent="false"/>
    </style:style>
    <style:style style:name="P35" style:family="paragraph" style:parent-style-name="Text_20_body">
      <style:paragraph-properties fo:margin-left="2.1071in" fo:margin-right="0.0854in" fo:margin-top="0.0327in" fo:margin-bottom="0in" loext:contextual-spacing="false" fo:line-height="117%" fo:text-indent="0in" style:auto-text-indent="false"/>
    </style:style>
    <style:style style:name="P36" style:family="paragraph" style:parent-style-name="Text_20_body">
      <style:paragraph-properties fo:margin-left="2.1071in" fo:margin-right="0.0854in" fo:line-height="105%" fo:text-indent="0in" style:auto-text-indent="false"/>
    </style:style>
    <style:style style:name="P37" style:family="paragraph" style:parent-style-name="Text_20_body">
      <style:paragraph-properties fo:margin-left="2.1071in" fo:margin-right="0.0854in" fo:margin-top="0in" fo:margin-bottom="0in" loext:contextual-spacing="false" fo:line-height="105%" fo:text-indent="0in" style:auto-text-indent="false"/>
    </style:style>
    <style:style style:name="P38" style:family="paragraph" style:parent-style-name="Text_20_body">
      <style:paragraph-properties fo:margin-left="2.1071in" fo:margin-right="1.7217in" fo:line-height="117%" fo:text-indent="-1.9244in" style:auto-text-indent="false">
        <style:tab-stops>
          <style:tab-stop style:position="2.0689in"/>
        </style:tab-stops>
      </style:paragraph-properties>
    </style:style>
    <style:style style:name="P39" style:family="paragraph" style:parent-style-name="Text_20_body">
      <style:paragraph-properties fo:margin-left="2.0693in" fo:margin-right="0.0728in" fo:margin-top="0.0008in" fo:margin-bottom="0in" loext:contextual-spacing="false" fo:line-height="117%" fo:text-align="justify" style:justify-single-word="false" fo:text-indent="0.0374in" style:auto-text-indent="false"/>
    </style:style>
    <style:style style:name="P40" style:family="paragraph" style:parent-style-name="Text_20_body">
      <style:paragraph-properties fo:margin-left="2.1209in" fo:margin-right="0.0807in" fo:line-height="105%" fo:text-indent="0in" style:auto-text-indent="false"/>
    </style:style>
    <style:style style:name="P41" style:family="paragraph" style:parent-style-name="Text_20_body">
      <style:paragraph-properties fo:margin-left="2.1209in" fo:margin-right="0in" fo:margin-top="0in" fo:margin-bottom="0in" loext:contextual-spacing="false" fo:text-indent="0in" style:auto-text-indent="false"/>
    </style:style>
    <style:style style:name="P42" style:family="paragraph" style:parent-style-name="Text_20_body">
      <style:paragraph-properties fo:margin-left="2.1217in" fo:margin-right="0.0898in" fo:line-height="105%" fo:text-indent="0in" style:auto-text-indent="false"/>
    </style:style>
    <style:style style:name="P43" style:family="paragraph" style:parent-style-name="Text_20_body">
      <style:paragraph-properties fo:margin-top="0in" fo:margin-bottom="0in" loext:contextual-spacing="false"/>
    </style:style>
    <style:style style:name="P44" style:family="paragraph" style:parent-style-name="Text_20_body">
      <style:paragraph-properties fo:margin-left="0.0835in" fo:margin-right="0.0898in" fo:margin-top="0in" fo:margin-bottom="0in" loext:contextual-spacing="false" fo:line-height="105%" fo:text-indent="0in" style:auto-text-indent="false"/>
    </style:style>
    <style:style style:name="P45" style:family="paragraph" style:parent-style-name="Table_20_Paragraph">
      <style:paragraph-properties fo:margin-left="0.0516in" fo:margin-right="0in" fo:margin-top="0.002in" fo:margin-bottom="0in" loext:contextual-spacing="false" fo:text-indent="0in" style:auto-text-indent="false"/>
    </style:style>
    <style:style style:name="P46" style:family="paragraph" style:parent-style-name="Standard" style:master-page-name="Converted1">
      <style:paragraph-properties fo:margin-top="0.0035in" fo:margin-bottom="0in" loext:contextual-spacing="false" style:page-number="auto"/>
      <style:text-properties style:font-name="Times New Roman" fo:font-size="6pt" style:font-name-asian="Times New Roman1" style:font-size-asian="6pt" style:font-name-complex="Times New Roman1" style:font-size-complex="6pt"/>
    </style:style>
    <style:style style:name="P47" style:family="paragraph" style:parent-style-name="Standard" style:list-style-name="WWNum1">
      <style:paragraph-properties fo:margin-left="0.1835in" fo:margin-right="0in" fo:text-indent="-0.1138in" style:auto-text-indent="false">
        <style:tab-stops>
          <style:tab-stop style:position="0.1839in"/>
          <style:tab-stop style:position="2.0689in"/>
        </style:tab-stops>
      </style:paragraph-properties>
    </style:style>
    <style:style style:name="P48" style:family="paragraph" style:parent-style-name="Standard" style:list-style-name="WWNum1" style:master-page-name="Converted2">
      <style:paragraph-properties fo:margin-left="0.1972in" fo:margin-right="0in" fo:margin-top="0.0307in" fo:margin-bottom="0in" loext:contextual-spacing="false" fo:text-indent="-0.1138in" style:auto-text-indent="false" style:page-number="auto">
        <style:tab-stops>
          <style:tab-stop style:position="0.198in"/>
          <style:tab-stop style:position="2.0827in"/>
        </style:tab-stops>
      </style:paragraph-properties>
    </style:style>
    <style:style style:name="P49" style:family="paragraph" style:parent-style-name="Standard" style:list-style-name="WWNum1">
      <style:paragraph-properties fo:margin-left="0.1972in" fo:margin-right="0in" fo:text-indent="-0.1138in" style:auto-text-indent="false">
        <style:tab-stops>
          <style:tab-stop style:position="0.198in"/>
          <style:tab-stop style:position="2.0827in"/>
        </style:tab-stops>
      </style:paragraph-properties>
    </style:style>
    <style:style style:name="P50" style:family="paragraph" style:parent-style-name="Text_20_body" style:list-style-name="WWNum1">
      <style:paragraph-properties fo:margin-left="0.1835in" fo:margin-right="0in" fo:margin-top="0in" fo:margin-bottom="0in" loext:contextual-spacing="false" fo:text-indent="-0.1138in" style:auto-text-indent="false">
        <style:tab-stops>
          <style:tab-stop style:position="0.1839in"/>
          <style:tab-stop style:position="2.0689in"/>
        </style:tab-stops>
      </style:paragraph-properties>
    </style:style>
    <style:style style:name="P51" style:family="paragraph" style:parent-style-name="Text_20_body">
      <style:paragraph-properties fo:margin-left="2.1071in" fo:margin-right="0in" fo:text-indent="0in" style:auto-text-indent="false"/>
      <style:text-properties fo:color="#000009" fo:letter-spacing="-0.0008in"/>
    </style:style>
    <style:style style:name="P52" style:family="paragraph" style:parent-style-name="Text_20_body">
      <style:paragraph-properties fo:margin-left="0.1972in" fo:margin-right="0in" fo:text-indent="0in" style:auto-text-indent="false">
        <style:tab-stops>
          <style:tab-stop style:position="2.0827in"/>
        </style:tab-stops>
      </style:paragraph-properties>
      <style:text-properties fo:color="#000009" fo:letter-spacing="-0.0008in"/>
    </style:style>
    <style:style style:name="P53" style:family="paragraph" style:parent-style-name="Text_20_body">
      <style:paragraph-properties fo:margin-left="0in" fo:margin-right="1.0783in" fo:margin-top="0in" fo:margin-bottom="0in" loext:contextual-spacing="false" fo:text-align="end" style:justify-single-word="false" fo:text-indent="0in" style:auto-text-indent="false"/>
      <style:text-properties fo:color="#000009" fo:letter-spacing="-0.0008in"/>
    </style:style>
    <style:style style:name="P54" style:family="paragraph" style:parent-style-name="Text_20_body" style:master-page-name="">
      <loext:graphic-properties draw:fill="none"/>
      <style:paragraph-properties fo:margin-left="-0.5in" fo:margin-right="0.1252in" fo:margin-top="0.0118in" fo:margin-bottom="0in" loext:contextual-spacing="false" fo:line-height="105%" fo:text-align="start" style:justify-single-word="false" fo:orphans="2" fo:widows="2" fo:text-indent="0in" style:auto-text-indent="false" style:page-number="auto" fo:background-color="transparent" style:writing-mode="lr-tb"/>
      <style:text-properties fo:color="#000009" fo:letter-spacing="-0.0008in" officeooo:rsid="0000f2fc" officeooo:paragraph-rsid="00029c88"/>
    </style:style>
    <style:style style:name="P55" style:family="paragraph" style:parent-style-name="Text_20_body">
      <loext:graphic-properties draw:fill="none"/>
      <style:paragraph-properties fo:margin-left="-0.5in" fo:margin-right="0.1252in" fo:margin-top="0.0118in" fo:margin-bottom="0in" loext:contextual-spacing="false" fo:line-height="105%" fo:text-align="start" style:justify-single-word="false" fo:orphans="2" fo:widows="2" fo:text-indent="0in" style:auto-text-indent="false" fo:background-color="transparent" style:writing-mode="lr-tb"/>
      <style:text-properties fo:color="#000009" fo:letter-spacing="-0.0008in" officeooo:rsid="0000f2fc" officeooo:paragraph-rsid="00029c88"/>
    </style:style>
    <style:style style:name="P56" style:family="paragraph" style:parent-style-name="Text_20_body">
      <loext:graphic-properties draw:fill="none"/>
      <style:paragraph-properties fo:margin-left="-0.5in" fo:margin-right="0.1252in" fo:margin-top="0.0118in" fo:margin-bottom="0in" loext:contextual-spacing="false" fo:line-height="105%" fo:text-align="start" style:justify-single-word="false" fo:orphans="2" fo:widows="2" fo:text-indent="0in" style:auto-text-indent="false" fo:background-color="transparent" style:writing-mode="lr-tb"/>
      <style:text-properties fo:color="#000009" fo:letter-spacing="-0.0008in" officeooo:paragraph-rsid="00029c88"/>
    </style:style>
    <style:style style:name="P57" style:family="paragraph" style:parent-style-name="Text_20_body" style:master-page-name="">
      <loext:graphic-properties draw:fill="none"/>
      <style:paragraph-properties fo:margin-left="-0.5in" fo:margin-right="0.1252in" fo:margin-top="0.0118in" fo:margin-bottom="0in" loext:contextual-spacing="false" fo:line-height="105%" fo:text-align="start" style:justify-single-word="false" fo:orphans="2" fo:widows="2" fo:text-indent="0in" style:auto-text-indent="false" style:page-number="auto" fo:background-color="transparent" style:writing-mode="lr-tb"/>
      <style:text-properties fo:color="#000009" fo:letter-spacing="-0.0008in" officeooo:rsid="0000f2fc" officeooo:paragraph-rsid="00029c88"/>
    </style:style>
    <style:style style:name="P58" style:family="paragraph" style:parent-style-name="Text_20_body" style:master-page-name="">
      <loext:graphic-properties draw:fill="none"/>
      <style:paragraph-properties fo:margin-left="-0.5in" fo:margin-right="0.1252in" fo:margin-top="0.0118in" fo:margin-bottom="0in" loext:contextual-spacing="false" fo:line-height="105%" fo:text-align="start" style:justify-single-word="false" fo:orphans="2" fo:widows="2" fo:text-indent="0in" style:auto-text-indent="false" style:page-number="auto" fo:background-color="transparent" style:writing-mode="lr-tb"/>
      <style:text-properties fo:color="#000009" fo:letter-spacing="-0.0008in" officeooo:rsid="0000f2fc" officeooo:paragraph-rsid="00029c88"/>
    </style:style>
    <style:style style:name="P59" style:family="paragraph" style:parent-style-name="Text_20_body" style:master-page-name="">
      <loext:graphic-properties draw:fill="none"/>
      <style:paragraph-properties fo:margin-left="-0.4366in" fo:margin-right="0.1252in" fo:margin-top="0.0118in" fo:margin-bottom="0in" loext:contextual-spacing="false" fo:line-height="105%" fo:text-align="start" style:justify-single-word="false" fo:orphans="2" fo:widows="2" fo:text-indent="0in" style:auto-text-indent="false" style:page-number="auto" fo:background-color="transparent" style:writing-mode="lr-tb"/>
      <style:text-properties fo:color="#000009" fo:letter-spacing="-0.0008in" officeooo:rsid="0000f2fc" officeooo:paragraph-rsid="0000f2fc"/>
    </style:style>
    <style:style style:name="P60" style:family="paragraph" style:parent-style-name="Text_20_body" style:master-page-name="">
      <loext:graphic-properties draw:fill="none"/>
      <style:paragraph-properties fo:margin-left="-0.25in" fo:margin-right="-0.1252in" fo:margin-top="0.0118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/>
      <style:text-properties officeooo:paragraph-rsid="0000f2fc"/>
    </style:style>
    <style:style style:name="P61" style:family="paragraph" style:parent-style-name="Heading_20_1">
      <style:paragraph-properties fo:margin-left="0.0693in" fo:margin-right="0in" fo:margin-top="0.0492in" fo:margin-bottom="0in" loext:contextual-spacing="false" fo:text-indent="0in" style:auto-text-indent="false"/>
      <style:text-properties fo:color="#000009" fo:letter-spacing="-0.0008in"/>
    </style:style>
    <style:style style:name="P62" style:family="paragraph" style:parent-style-name="Heading_20_1">
      <style:text-properties fo:color="#000009" fo:letter-spacing="-0.0008in"/>
    </style:style>
    <style:style style:name="P63" style:family="paragraph" style:parent-style-name="Heading_20_1">
      <style:text-properties fo:letter-spacing="-0.0008in"/>
    </style:style>
    <style:style style:name="P64" style:family="paragraph" style:parent-style-name="Heading_20_1" style:list-style-name="" style:master-page-name="Standard">
      <loext:graphic-properties draw:fill="none"/>
      <style:paragraph-properties fo:margin-left="-0.1252in" fo:margin-right="0in" fo:margin-top="0.0307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/>
      <style:text-properties fo:color="#000009" fo:letter-spacing="-0.0008in"/>
    </style:style>
    <style:style style:name="P65" style:family="paragraph" style:parent-style-name="Table_20_Paragraph">
      <style:paragraph-properties fo:margin-left="0.0516in" fo:margin-right="0in" fo:margin-top="0.002in" fo:margin-bottom="0in" loext:contextual-spacing="false" fo:text-indent="0in" style:auto-text-indent="false"/>
      <style:text-properties style:font-name="Times New Roman"/>
    </style:style>
    <style:style style:name="P66" style:family="paragraph" style:parent-style-name="Table_20_Paragraph">
      <style:paragraph-properties fo:margin-left="0.0516in" fo:margin-right="0in" fo:margin-top="0.002in" fo:margin-bottom="0in" loext:contextual-spacing="false" fo:text-indent="0in" style:auto-text-indent="false"/>
      <style:text-properties style:font-name="Times New Roman" fo:letter-spacing="-0.0008in"/>
    </style:style>
    <style:style style:name="P67" style:family="paragraph" style:parent-style-name="Table_20_Paragraph">
      <style:paragraph-properties fo:margin-left="0.0516in" fo:margin-right="0in" fo:margin-top="0.002in" fo:margin-bottom="0in" loext:contextual-spacing="false" fo:text-indent="0in" style:auto-text-indent="false"/>
      <style:text-properties style:font-name="Times New Roman" fo:letter-spacing="-0.0008in" fo:font-weight="bold" style:font-weight-asian="bold"/>
    </style:style>
    <style:style style:name="P68" style:family="paragraph" style:parent-style-name="Table_20_Paragraph">
      <style:paragraph-properties fo:margin-left="0.0508in" fo:margin-right="0in" fo:margin-top="0.002in" fo:margin-bottom="0in" loext:contextual-spacing="false" fo:text-indent="0in" style:auto-text-indent="false"/>
      <style:text-properties style:font-name="Times New Roman"/>
    </style:style>
    <style:style style:name="P69" style:family="paragraph" style:parent-style-name="Table_20_Paragraph">
      <style:paragraph-properties fo:margin-left="0.0508in" fo:margin-right="0in" fo:margin-top="0.002in" fo:margin-bottom="0in" loext:contextual-spacing="false" fo:text-indent="0in" style:auto-text-indent="false"/>
      <style:text-properties style:font-name="Times New Roman" fo:letter-spacing="-0.0008in"/>
    </style:style>
    <style:style style:name="P70" style:family="paragraph" style:parent-style-name="Table_20_Paragraph">
      <style:paragraph-properties fo:margin-left="0.0508in" fo:margin-right="0in" fo:margin-top="0.002in" fo:margin-bottom="0in" loext:contextual-spacing="false" fo:text-indent="0in" style:auto-text-indent="false"/>
      <style:text-properties style:font-name="Times New Roman" fo:letter-spacing="-0.0008in" fo:font-weight="bold" style:font-weight-asian="bold"/>
    </style:style>
    <style:style style:name="P71" style:family="paragraph">
      <loext:graphic-properties draw:fill="none"/>
      <style:paragraph-properties fo:text-align="start"/>
    </style:style>
    <style:style style:name="T1" style:family="text">
      <style:text-properties fo:color="#000009"/>
    </style:style>
    <style:style style:name="T2" style:family="text">
      <style:text-properties fo:color="#000009" fo:letter-spacing="-0.0008in"/>
    </style:style>
    <style:style style:name="T3" style:family="text">
      <style:text-properties fo:color="#000009" fo:letter-spacing="-0.0008in" style:text-underline-style="solid" style:text-underline-width="auto" style:text-underline-color="#000009"/>
    </style:style>
    <style:style style:name="T4" style:family="text">
      <style:text-properties fo:color="#000009" fo:letter-spacing="-0.0008in" fo:font-weight="bold" style:font-weight-asian="bold"/>
    </style:style>
    <style:style style:name="T5" style:family="text">
      <style:text-properties fo:color="#000009" fo:letter-spacing="-0.0008in" officeooo:rsid="00029c88"/>
    </style:style>
    <style:style style:name="T6" style:family="text">
      <style:text-properties fo:color="#000009" fo:letter-spacing="-0.0382in" style:text-underline-style="solid" style:text-underline-width="auto" style:text-underline-color="#000009" fo:font-weight="normal" style:font-weight-asian="normal"/>
    </style:style>
    <style:style style:name="T7" style:family="text">
      <style:text-properties fo:color="#000009" fo:letter-spacing="-0.002in" style:text-underline-style="solid" style:text-underline-width="auto" style:text-underline-color="#000009" fo:font-weight="normal" style:font-weight-asian="normal"/>
    </style:style>
    <style:style style:name="T8" style:family="text">
      <style:text-properties fo:color="#000009" fo:letter-spacing="0.0465in"/>
    </style:style>
    <style:style style:name="T9" style:family="text">
      <style:text-properties fo:color="#000009" fo:letter-spacing="-0.0035in" style:text-underline-style="solid" style:text-underline-width="auto" style:text-underline-color="#000009" fo:font-weight="normal" style:font-weight-asian="normal"/>
    </style:style>
    <style:style style:name="T10" style:family="text">
      <style:text-properties fo:color="#000009" style:font-name="Times New Roman" fo:letter-spacing="-0.0382in" style:text-underline-style="solid" style:text-underline-width="auto" style:text-underline-color="#000009"/>
    </style:style>
    <style:style style:name="T11" style:family="text">
      <style:text-properties fo:color="#000009" style:font-name="Times New Roman" fo:letter-spacing="-0.0008in"/>
    </style:style>
    <style:style style:name="T12" style:family="text">
      <style:text-properties fo:color="#000009" style:font-name="Times New Roman" fo:letter-spacing="-0.0008in" style:text-underline-style="solid" style:text-underline-width="auto" style:text-underline-color="#000009" fo:font-weight="bold" style:font-weight-asian="bold"/>
    </style:style>
    <style:style style:name="T13" style:family="text">
      <style:text-properties fo:color="#000009" style:font-name="Times New Roman" fo:letter-spacing="-0.0008in" fo:font-weight="bold" style:font-weight-asian="bold"/>
    </style:style>
    <style:style style:name="T14" style:family="text">
      <style:text-properties fo:color="#000009" style:font-name="Times New Roman" fo:letter-spacing="-0.0008in" fo:font-weight="bold" style:font-name-asian="Times New Roman1" style:font-weight-asian="bold" style:font-name-complex="Times New Roman1"/>
    </style:style>
    <style:style style:name="T15" style:family="text">
      <style:text-properties fo:color="#000009" style:font-name="Times New Roman" fo:letter-spacing="-0.0008in" style:font-name-asian="Times New Roman1" style:font-name-complex="Times New Roman1"/>
    </style:style>
    <style:style style:name="T16" style:family="text">
      <style:text-properties fo:color="#000009" style:font-name="Times New Roman" fo:letter-spacing="0.0016in" style:text-underline-style="solid" style:text-underline-width="auto" style:text-underline-color="#000009"/>
    </style:style>
    <style:style style:name="T17" style:family="text">
      <style:text-properties fo:color="#000009" style:font-name="Times New Roman" fo:font-weight="bold" style:font-weight-asian="bold"/>
    </style:style>
    <style:style style:name="T18" style:family="text">
      <style:text-properties fo:color="#000009" fo:letter-spacing="0.0173in"/>
    </style:style>
    <style:style style:name="T19" style:family="text">
      <style:text-properties fo:color="#000009" fo:font-weight="bold" style:font-weight-asian="bold"/>
    </style:style>
    <style:style style:name="T20" style:family="text">
      <style:text-properties fo:color="#000009" fo:letter-spacing="0.0374in"/>
    </style:style>
    <style:style style:name="T21" style:family="text">
      <style:text-properties fo:color="#000009" fo:letter-spacing="0.0311in"/>
    </style:style>
    <style:style style:name="T22" style:family="text">
      <style:text-properties fo:color="#000009" fo:letter-spacing="0.0354in"/>
    </style:style>
    <style:style style:name="T23" style:family="text">
      <style:text-properties fo:color="#000009" fo:letter-spacing="0.0299in"/>
    </style:style>
    <style:style style:name="T24" style:family="text">
      <style:text-properties fo:color="#000009" fo:letter-spacing="0.0327in"/>
    </style:style>
    <style:style style:name="T25" style:family="text">
      <style:text-properties fo:color="#000009" fo:letter-spacing="0.0201in"/>
    </style:style>
    <style:style style:name="T26" style:family="text">
      <style:text-properties fo:color="#000009" fo:letter-spacing="0.0366in"/>
    </style:style>
    <style:style style:name="T27" style:family="text">
      <style:text-properties fo:color="#000009" fo:letter-spacing="0.0425in"/>
    </style:style>
    <style:style style:name="T28" style:family="text">
      <style:text-properties fo:color="#000009" fo:letter-spacing="0.0283in"/>
    </style:style>
    <style:style style:name="T29" style:family="text">
      <style:text-properties fo:color="#000009" fo:letter-spacing="0.0409in"/>
    </style:style>
    <style:style style:name="T30" style:family="text">
      <style:text-properties fo:color="#000009" fo:letter-spacing="0.0272in"/>
    </style:style>
    <style:style style:name="T31" style:family="text">
      <style:text-properties fo:color="#000009" fo:letter-spacing="0.0339in"/>
    </style:style>
    <style:style style:name="T32" style:family="text">
      <style:text-properties fo:color="#000009" fo:letter-spacing="0.048in"/>
    </style:style>
    <style:style style:name="T33" style:family="text">
      <style:text-properties style:font-name="Times New Roman" fo:letter-spacing="-0.0008in" fo:font-weight="bold" style:font-weight-asian="bold"/>
    </style:style>
    <style:style style:name="T34" style:family="text">
      <style:text-properties style:font-name="Times New Roman" fo:font-weight="bold" style:font-weight-asian="bold"/>
    </style:style>
    <style:style style:name="T35" style:family="text">
      <style:text-properties fo:color="#202429"/>
    </style:style>
    <style:style style:name="T36" style:family="text">
      <style:text-properties fo:color="#202429" fo:letter-spacing="-0.0008in"/>
    </style:style>
    <style:style style:name="T37" style:family="text">
      <style:text-properties fo:color="#202429" fo:letter-spacing="0.0339in"/>
    </style:style>
    <style:style style:name="T38" style:family="text">
      <style:text-properties fo:color="#202429" fo:letter-spacing="0.0311in"/>
    </style:style>
    <style:style style:name="T39" style:family="text">
      <style:text-properties fo:color="#202429" fo:letter-spacing="0.0374in"/>
    </style:style>
    <style:style style:name="T40" style:family="text">
      <style:text-properties fo:color="#202429" style:font-name="Times New Roman" fo:letter-spacing="-0.0008in"/>
    </style:style>
    <style:style style:name="T41" style:family="text">
      <style:text-properties fo:color="#202429" style:font-name="Times New Roman" fo:letter-spacing="-0.0008in" fo:font-weight="bold" style:font-weight-asian="bold"/>
    </style:style>
    <style:style style:name="T42" style:family="text">
      <style:text-properties fo:letter-spacing="-0.0008in"/>
    </style:style>
    <style:style style:name="T43" style:family="text">
      <style:text-properties fo:letter-spacing="-0.0008in" fo:font-weight="bold" style:font-weight-asian="bold"/>
    </style:style>
    <style:style style:name="T44" style:family="text">
      <style:text-properties fo:font-weight="bold" style:font-weight-asian="bold"/>
    </style:style>
    <style:style style:name="T45" style:family="text">
      <style:text-properties officeooo:rsid="00029c88"/>
    </style:style>
    <style:style style:name="T46" style:family="text">
      <style:text-properties officeooo:rsid="0000f2fc"/>
    </style:style>
    <style:style style:name="Sect1" style:family="section">
      <style:section-properties style:editable="false">
        <style:columns fo:column-count="2">
          <style:column style:rel-width="31839*" fo:start-indent="0in" fo:end-indent="2.011in"/>
          <style:column style:rel-width="33696*" fo:start-indent="2.011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Sect3" style:family="section">
      <style:section-properties style:editable="false">
        <style:columns fo:column-count="2">
          <style:column style:rel-width="15148*" fo:start-indent="0in" fo:end-indent="0.2717in"/>
          <style:column style:rel-width="50387*" fo:start-indent="0.2717in" fo:end-indent="0in"/>
        </style:columns>
      </style:section-properties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0118in" svg:stroke-color="#000009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h text:style-name="P64" text:outline-level="1"><text:bookmark text:name="_GoBack"/>Shraddha Shah</text:h>
        <text:p text:style-name="P60"><text:a xlink:type="simple" xlink:href="mailto:skshah1995@gmail.com" text:style-name="ListLabel_20_12" text:visited-style-name="ListLabel_20_12"><text:span text:style-name="ListLabel_20_2"><text:span text:style-name="T2">skshah1995@g</text:span></text:span></text:a><text:a xlink:type="simple" xlink:href="mailto:skshah1995@gmail.com" text:style-name="ListLabel_20_12" text:visited-style-name="ListLabel_20_12"><text:span text:style-name="ListLabel_20_2"><text:span text:style-name="T5">m</text:span></text:span></text:a><text:a xlink:type="simple" xlink:href="mailto:skshah1995@gmail.com" text:style-name="ListLabel_20_12" text:visited-style-name="ListLabel_20_12"><text:span text:style-name="ListLabel_20_2"><text:span text:style-name="T2">ail.c</text:span></text:span></text:a><text:a xlink:type="simple" xlink:href="mailto:skshah1995@gmail.com" text:style-name="ListLabel_20_12" text:visited-style-name="ListLabel_20_12"><text:span text:style-name="ListLabel_20_2"><text:span text:style-name="T5">o</text:span></text:span></text:a><text:a xlink:type="simple" xlink:href="mailto:skshah1995@gmail.com" text:style-name="ListLabel_20_12" text:visited-style-name="ListLabel_20_12"><text:span text:style-name="ListLabel_20_2"><text:span text:style-name="T2">m</text:span></text:span></text:a></text:p>
        <text:p text:style-name="P3"/>
        <text:p text:style-name="P59"><text:span text:style-name="T45"><text:s/></text:span></text:p>
        <text:p text:style-name="P54"><text:span text:style-name="T45">C –</text:span> 602, Sparsh <text:span text:style-name="T45">A</text:span>ur<text:span text:style-name="T45">a,</text:span></text:p>
        <text:p text:style-name="P54"><text:span text:style-name="T45">Opp</text:span>. <text:span text:style-name="T45">S</text:span>ilver <text:span text:style-name="T45">F</text:span>lora,</text:p>
        <text:p text:style-name="P54">B/H G.B.Shah coll<text:span text:style-name="T45">age</text:span></text:p>
        <text:p text:style-name="P55">Vasna,</text:p>
        <text:p text:style-name="P56"><text:span text:style-name="T46">Ahemedabad - 380007</text:span></text:p>
        <text:p text:style-name="P56">8488872920</text:p>
      </text:section>
      <text:section text:style-name="Sect2" text:name="Section1">
        <text:p text:style-name="P2"/>
        <text:p text:style-name="P2"/>
        <text:p text:style-name="P7"/>
        <text:p text:style-name="P9"><draw:g text:anchor-type="as-char" draw:z-index="0" draw:style-name="gr1"><draw:g draw:style-name="gr2"><draw:line draw:style-name="gr3" draw:text-style-name="P71" svg:x1="0in" svg:y1="0in" svg:x2="6.5008in" svg:y2="0.0008in"><text:p/></draw:line></draw:g></draw:g></text:p>
        <text:p text:style-name="P2"/>
        <text:p text:style-name="P2"/>
        <text:p text:style-name="P2"/>
        <text:p text:style-name="P10"/>
        <text:h text:style-name="P15" text:outline-level="1"><text:span text:style-name="T6"><text:s/></text:span><text:span text:style-name="T3">Career Objective</text:span><text:span text:style-name="T7"> </text:span></text:h>
        <text:p text:style-name="P34"><text:span text:style-name="T1">I</text:span><text:span text:style-name="T2"> would like to be </text:span><text:span text:style-name="T1">a</text:span><text:span text:style-name="T2"> part </text:span><text:span text:style-name="T1">of</text:span><text:span text:style-name="T2"> an organization where </text:span><text:span text:style-name="T1">I</text:span><text:span text:style-name="T2"> could use and enhance my knowledge and talent for</text:span><text:span text:style-name="T8"> </text:span><text:span text:style-name="T2">development </text:span><text:span text:style-name="T1">of</text:span><text:span text:style-name="T2"> both the organization and myself.</text:span></text:p>
        <text:p text:style-name="P1"/>
        <text:p text:style-name="P12"/>
        <text:h text:style-name="P15" text:outline-level="1"><text:span text:style-name="T6"><text:s/></text:span><text:span text:style-name="T3">Academic Credentials</text:span><text:span text:style-name="T9"> </text:span></text:h>
        <text:p text:style-name="P13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67">Degree</text:p>
            </table:table-cell>
            <table:table-cell table:style-name="Table1.A1" office:value-type="string">
              <text:p text:style-name="P45"><text:span text:style-name="T33">Year </text:span><text:span text:style-name="T34">of</text:span><text:span text:style-name="T33"> Passing</text:span></text:p>
            </table:table-cell>
            <table:table-cell table:style-name="Table1.A1" office:value-type="string">
              <text:p text:style-name="P67">Board/ University</text:p>
            </table:table-cell>
            <table:table-cell table:style-name="Table1.A1" office:value-type="string">
              <text:p text:style-name="P70">Percentage</text:p>
            </table:table-cell>
          </table:table-row>
          <table:table-row table:style-name="Table1.2">
            <table:table-cell table:style-name="Table1.A1" office:value-type="string">
              <text:p text:style-name="P66">BE(com)</text:p>
            </table:table-cell>
            <table:table-cell table:style-name="Table1.A1" office:value-type="string">
              <text:p text:style-name="P66">2017</text:p>
            </table:table-cell>
            <table:table-cell table:style-name="Table1.A1" office:value-type="string">
              <text:p text:style-name="P66">GTU</text:p>
            </table:table-cell>
            <table:table-cell table:style-name="Table1.A1" office:value-type="string">
              <text:p text:style-name="P69">8.16</text:p>
            </table:table-cell>
          </table:table-row>
          <table:table-row table:style-name="Table1.2">
            <table:table-cell table:style-name="Table1.A1" office:value-type="string">
              <text:p text:style-name="P65">HSC</text:p>
            </table:table-cell>
            <table:table-cell table:style-name="Table1.A1" office:value-type="string">
              <text:p text:style-name="P66">2013</text:p>
            </table:table-cell>
            <table:table-cell table:style-name="Table1.A1" office:value-type="string">
              <text:p text:style-name="P66">GHSEB</text:p>
            </table:table-cell>
            <table:table-cell table:style-name="Table1.A1" office:value-type="string">
              <text:p text:style-name="P68">68</text:p>
            </table:table-cell>
          </table:table-row>
          <table:table-row table:style-name="Table1.4">
            <table:table-cell table:style-name="Table1.A1" office:value-type="string">
              <text:p text:style-name="P65">SSC</text:p>
            </table:table-cell>
            <table:table-cell table:style-name="Table1.A1" office:value-type="string">
              <text:p text:style-name="P66">2011</text:p>
            </table:table-cell>
            <table:table-cell table:style-name="Table1.A1" office:value-type="string">
              <text:p text:style-name="P66">GSEB</text:p>
            </table:table-cell>
            <table:table-cell table:style-name="Table1.A1" office:value-type="string">
              <text:p text:style-name="P68">86</text:p>
            </table:table-cell>
          </table:table-row>
        </table:table>
        <text:p text:style-name="P2"/>
        <text:p text:style-name="P2"/>
        <text:p text:style-name="P2"/>
        <text:p text:style-name="P2"/>
        <text:p text:style-name="P5"/>
        <text:p text:style-name="P14"><text:span text:style-name="T10"><text:s/></text:span><text:span text:style-name="T12">Technical skills</text:span><text:span text:style-name="T16"> </text:span></text:p>
        <text:p text:style-name="P1"/>
        <text:p text:style-name="P1"/>
        <text:p text:style-name="P16"><text:span text:style-name="T13">Web development<text:tab/></text:span><text:span text:style-name="T17">:</text:span><text:span text:style-name="T13"> </text:span><text:span text:style-name="T11">Html,css.</text:span></text:p>
        <text:p text:style-name="P20"/>
      </text:section>
      <text:section text:style-name="Sect3" text:name="Section2">
        <text:h text:style-name="P19" text:outline-level="1"><text:span text:style-name="T2">Programming</text:span><text:span text:style-name="T18"> </text:span><text:span text:style-name="T2">Languages</text:span></text:h>
        <text:p text:style-name="P18"><text:span text:style-name="T19">:</text:span><text:span text:style-name="T4"> </text:span><text:span text:style-name="T2">Javascript,Angular 6,Nodejs,Vuejs.</text:span></text:p>
      </text:section>
      <text:section text:style-name="Sect2" text:name="Section3">
        <text:p text:style-name="P21"/>
        <text:p text:style-name="P17"><text:span text:style-name="T13">Database<text:tab/></text:span><text:span text:style-name="T17">:</text:span><text:span text:style-name="T13"> </text:span><text:span text:style-name="T11">MongoDb</text:span></text:p>
      </text:section>
      <text:p text:style-name="P46"/>
      <text:h text:style-name="P61" text:outline-level="1">Projects:</text:h>
      <text:p text:style-name="P22"/>
      <text:list xml:id="list3973082378" text:style-name="WWNum1">
        <text:list-item>
          <text:p text:style-name="P50"><text:span text:style-name="T4">Project Name<text:tab/></text:span><text:span text:style-name="T2">:Real Time Face Tracking </text:span><text:span text:style-name="T1">And</text:span><text:span text:style-name="T2"> Identification For surveillance</text:span></text:p>
        </text:list-item>
      </text:list>
      <text:p text:style-name="P51">System(BE)</text:p>
      <text:p text:style-name="P25"><text:span text:style-name="T13">Technology used<text:tab/></text:span><text:span text:style-name="T11">:Matlab,Open Cv,.Net</text:span></text:p>
      <text:p text:style-name="P25"><text:span text:style-name="T13">College Name<text:tab/></text:span><text:span text:style-name="T11">:Sigma Institute</text:span></text:p>
      <text:p text:style-name="P27"><text:span text:style-name="T4">Description<text:tab/></text:span><text:span text:style-name="T2">:The core functionality </text:span><text:span text:style-name="T1">of</text:span><text:span text:style-name="T20"> </text:span><text:span text:style-name="T2">Real Time Face Tracking And Identification</text:span></text:p>
      <text:p text:style-name="P35"><text:span text:style-name="T1">For</text:span><text:span text:style-name="T2"> surveillance System is to allow tracking and recognition of multiple</text:span><text:span text:style-name="T21"> </text:span><text:span text:style-name="T2">human faces from </text:span><text:span text:style-name="T1">a</text:span><text:span text:style-name="T2"> video stream and there by provide </text:span><text:span text:style-name="T1">a</text:span><text:span text:style-name="T2"> cost effective</text:span><text:span text:style-name="T22"> </text:span><text:span text:style-name="T2">and centralized mechanism of securing business, government, private</text:span><text:span text:style-name="T23"> </text:span><text:span text:style-name="T2">premises, etc. The proposed system will help in reducing detection</text:span><text:span text:style-name="T24"> </text:span><text:span text:style-name="T2">redundancy,</text:span><text:span text:style-name="T20"> </text:span><text:span text:style-name="T2">minimize misclassification risk, provide huge processing</text:span><text:span text:style-name="T24"> </text:span><text:span text:style-name="T2">capacity and work</text:span><text:span text:style-name="T20"> </text:span><text:span text:style-name="T2">within </text:span><text:span text:style-name="T1">a</text:span><text:span text:style-name="T2"> reasonable budget.</text:span></text:p>
      <text:p text:style-name="P1"/>
      <text:p text:style-name="P12"/>
      <text:list xml:id="list92904109228888" text:continue-numbering="true" text:style-name="WWNum1">
        <text:list-item>
          <text:p text:style-name="P47"><text:span text:style-name="T13">Project Name<text:tab/></text:span><text:span text:style-name="T11">:FLOWZ PRODUCT</text:span></text:p>
        </text:list-item>
      </text:list>
      <text:p text:style-name="P25"><text:span text:style-name="T13">Technology used<text:tab/></text:span><text:span text:style-name="T11">:vuejs,feathersjs,rethinkdb,mongodb,grapesjs</text:span></text:p>
      <text:p text:style-name="P25"><text:span text:style-name="T13">Company Name<text:tab/></text:span><text:span text:style-name="T11">:Office Beacon</text:span></text:p>
      <text:p text:style-name="P38"><text:span text:style-name="T4">Description<text:tab/></text:span><text:span text:style-name="T2">:</text:span><text:span text:style-name="T36">This</text:span><text:span text:style-name="T35"> </text:span><text:span text:style-name="T2">project has WEBSITEBUILDER, CRM,</text:span><text:span text:style-name="T25"> </text:span><text:span text:style-name="T2">WEBSITESERVICEAPIS,</text:span></text:p>
      <text:p text:style-name="P39"><text:span text:style-name="T2">UPLOADER</text:span><text:span text:style-name="T20"> </text:span><text:span text:style-name="T2">etc. modules.You can create your </text:span><text:span text:style-name="T1">own</text:span><text:span text:style-name="T2"> website using drag</text:span><text:span text:style-name="T26"> </text:span><text:span text:style-name="T2">and drop functionality.After deployment you can change any part of your</text:span><text:span text:style-name="T27"> </text:span><text:span text:style-name="T2">websites without loading user see the updated website.</text:span></text:p>
      <text:p text:style-name="P28"><text:span text:style-name="T4">Role<text:tab/></text:span><text:span text:style-name="T2">:Supportive role as FrontEnd/BackEnd,learn new technologies.</text:span></text:p>
      <text:p text:style-name="P1"/>
      <text:p text:style-name="P1"/>
      <text:p text:style-name="P24"/>
      <text:list xml:id="list92902804526479" text:continue-numbering="true" text:style-name="WWNum1">
        <text:list-item>
          <text:p text:style-name="P47"><text:span text:style-name="T13">Project Name<text:tab/></text:span><text:span text:style-name="T11">:XFERENCE</text:span></text:p>
        </text:list-item>
      </text:list>
      <text:p text:style-name="P25"><text:span text:style-name="T13">Technology used<text:tab/></text:span><text:span text:style-name="T11">:MEAN</text:span></text:p>
      <text:p text:style-name="P25"><text:span text:style-name="T13">Company Name<text:tab/></text:span><text:span text:style-name="T11">:Codezeros</text:span></text:p>
      <text:p text:style-name="P27"><text:span text:style-name="T4">Description<text:tab/></text:span><text:span text:style-name="T2">:</text:span><text:span text:style-name="T36">Xference is one such platform that ensures event efficiency for</text:span></text:p>
      <text:p text:style-name="P36"><text:span text:style-name="T36">organizers by providing services ranging from event website</text:span><text:span text:style-name="T37"> </text:span><text:span text:style-name="T36">development to mobile application development and even on ground</text:span><text:span text:style-name="T38"> </text:span><text:span text:style-name="T36">requirements.</text:span></text:p>
      <text:p text:style-name="P37"><text:span text:style-name="T36">Basically, </text:span><text:span text:style-name="T35">we</text:span><text:span text:style-name="T36"> are </text:span><text:span text:style-name="T35">a</text:span><text:span text:style-name="T36"> one-stop</text:span><text:span text:style-name="T39"> </text:span><text:span text:style-name="T36">solution to all your technology needs for </text:span><text:span text:style-name="T35">a</text:span><text:span text:style-name="T37"> </text:span><text:span text:style-name="T36">smoother event execution.</text:span></text:p>
      <text:p text:style-name="P26"><text:span text:style-name="T41">Role<text:tab/></text:span><text:span text:style-name="T40">:FrontEnd/Backend</text:span></text:p>
      <text:list xml:id="list92902712472718" text:continue-numbering="true" text:style-name="WWNum1">
        <text:list-item>
          <text:p text:style-name="P48"><text:span text:style-name="T13">Project Name<text:tab/></text:span><text:span text:style-name="T11">:Skyloov</text:span></text:p>
        </text:list-item>
      </text:list>
      <text:p text:style-name="P29"><text:span text:style-name="T13">Technology used<text:tab/></text:span><text:span text:style-name="T11">:MEAN</text:span></text:p>
      <text:p text:style-name="P29"><text:span text:style-name="T13">Company Name<text:tab/></text:span><text:span text:style-name="T11">:Codezeros</text:span></text:p>
      <text:p text:style-name="P32"><text:span text:style-name="T4">Description<text:tab/></text:span><text:span text:style-name="T2">:Skyloov is</text:span><text:span text:style-name="T1"> </text:span><text:span text:style-name="T2">our mission to create </text:span><text:span text:style-name="T1">a</text:span><text:span text:style-name="T2"> unique digital property search</text:span></text:p>
      <text:p text:style-name="P40"><text:span text:style-name="T2">platform</text:span><text:span text:style-name="T20"> </text:span><text:span text:style-name="T2">which is accessible to customers via Web,mobile</text:span><text:span text:style-name="T28"> </text:span><text:span text:style-name="T2">platforms.The systems and</text:span><text:span text:style-name="T20"> </text:span><text:span text:style-name="T2">methods provided in the portal will allow</text:span><text:span text:style-name="T22"> </text:span><text:span text:style-name="T2">users to interact with real estate property listing using 360 degree views</text:span><text:span text:style-name="T29"> </text:span><text:span text:style-name="T1">of</text:span><text:span text:style-name="T2"> communities,building,or </text:span><text:span text:style-name="T1">use</text:span><text:span text:style-name="T2"> different</text:span><text:span text:style-name="T20"> </text:span><text:span text:style-name="T2">search parameters</text:span><text:span text:style-name="T1"> </text:span><text:span text:style-name="T2">as per the</text:span><text:span text:style-name="T30"> </text:span><text:span text:style-name="T2">user requirements and the properties they wish to</text:span></text:p>
      <text:p text:style-name="P41"><text:span text:style-name="T2">buy </text:span><text:span text:style-name="T1">or</text:span><text:span text:style-name="T2"> rent with easiness.</text:span></text:p>
      <text:p text:style-name="P32"><text:span text:style-name="T4">Role<text:tab/></text:span><text:span text:style-name="T2">:Supportive role as FrontEnd/BackEnd</text:span></text:p>
      <text:p text:style-name="P1"/>
      <text:p text:style-name="P1"/>
      <text:p text:style-name="P1"/>
      <text:p text:style-name="P1"/>
      <text:p text:style-name="P4"><text:bookmark-start text:name="__DdeLink__312_2787701237"/></text:p>
      <text:list xml:id="list92904821010876" text:continue-numbering="true" text:style-name="WWNum1">
        <text:list-item>
          <text:p text:style-name="P49"><text:span text:style-name="T13">Project Name<text:tab/></text:span><text:span text:style-name="T11">:Qabu</text:span></text:p>
        </text:list-item>
      </text:list>
      <text:p text:style-name="P29"><text:span text:style-name="T13">Technology used<text:tab/></text:span><text:span text:style-name="T11">:MEAN</text:span></text:p>
      <text:p text:style-name="P29"><text:span text:style-name="T13">Company Name<text:tab/></text:span><text:span text:style-name="T11">:Codezeros</text:span></text:p>
      <text:p text:style-name="P32"><text:span text:style-name="T4">Description<text:tab/></text:span><text:span text:style-name="T2">:Qabu is designed to provide safe asset and mining management,and</text:span></text:p>
      <text:p text:style-name="P42"><text:span text:style-name="T2">decentralized apps for vbit users</text:span><text:span text:style-name="T1"> </text:span><text:span text:style-name="T2">and miners world wide.With deep</text:span><text:span text:style-name="T31"> </text:span><text:span text:style-name="T2">mastery </text:span><text:span text:style-name="T1">of</text:span><text:span text:style-name="T2"> blockchain technology and run their mining operations the</text:span><text:span text:style-name="T30"> </text:span><text:span text:style-name="T2">team behind Qabu</text:span><text:span text:style-name="T20"> </text:span><text:span text:style-name="T2">has developed the perfect custodial wallet for btc</text:span><text:span text:style-name="T26"> </text:span><text:span text:style-name="T2">miners </text:span><text:span text:style-name="T1">of</text:span><text:span text:style-name="T2"> all levels.</text:span></text:p>
      <text:p text:style-name="P30"><text:span text:style-name="T13">Role<text:tab/></text:span><text:span text:style-name="T11">:FrontEnd/BackEnd</text:span><text:bookmark-end text:name="__DdeLink__312_2787701237"/></text:p>
      <text:p text:style-name="P31"/>
      <text:p text:style-name="P6"/>
      <text:list xml:id="list92902822183817" text:continue-numbering="true" text:style-name="WWNum1">
        <text:list-item>
          <text:p text:style-name="P49"><text:span text:style-name="T13">Project Name<text:tab/></text:span><text:span text:style-name="T11">:Ride alott</text:span></text:p>
        </text:list-item>
      </text:list>
      <text:p text:style-name="P29"><text:span text:style-name="T13">Technology used<text:tab/></text:span><text:span text:style-name="T11">:MEAN</text:span></text:p>
      <text:p text:style-name="P29"><text:span text:style-name="T13">Company Name<text:tab/></text:span><text:span text:style-name="T11">:Codezeros</text:span></text:p>
      <text:p text:style-name="P32"><text:span text:style-name="T4">Description<text:tab/></text:span><text:span text:style-name="T2">:Ride alott <text:s/>is designed to book ride for rider, accept ride from driver and <text:s text:c="3"/></text:span></text:p>
      <text:p text:style-name="P52"><text:s text:c="52"/>manage that drive from admin.</text:p>
      <text:p text:style-name="P30"><text:span text:style-name="T14">Role<text:tab/></text:span><text:span text:style-name="T15">:FrontEnd/BackEnd</text:span></text:p>
      <text:p text:style-name="P1"/>
      <text:p text:style-name="P1"/>
      <text:p text:style-name="P24"/>
      <text:h text:style-name="P62" text:outline-level="1">Experience</text:h>
      <text:p text:style-name="P22"/>
      <text:p text:style-name="P43"><text:span text:style-name="T4">:</text:span><text:span text:style-name="T2">Worked as </text:span><text:span text:style-name="T1">a</text:span><text:span text:style-name="T2"> trainee and </text:span><text:span text:style-name="T1">Jr.</text:span><text:span text:style-name="T2"> software developer in Office Beacon from march 2017 to april 2018.</text:span></text:p>
      <text:p text:style-name="P23"/>
      <text:p text:style-name="P43"><text:span text:style-name="T2">:Working</text:span><text:span text:style-name="T20"> </text:span><text:span text:style-name="T2">as Jr. mean stack developer in codezeros since June 2018</text:span></text:p>
      <text:p text:style-name="P1"/>
      <text:p text:style-name="P8"/>
      <text:h text:style-name="Heading_20_1" text:outline-level="1"><text:span text:style-name="T42">Languages</text:span> <text:span text:style-name="T42">Known</text:span></text:h>
      <text:p text:style-name="Text_20_body"><text:span text:style-name="T44">:</text:span><text:span text:style-name="T43"> </text:span><text:span text:style-name="T42">English, Hindi, Gujarati</text:span></text:p>
      <text:p text:style-name="P23"/>
      <text:h text:style-name="P63" text:outline-level="1">Hobbies</text:h>
      <text:p text:style-name="Text_20_body"><text:span text:style-name="T44">:</text:span><text:span text:style-name="T43"> </text:span><text:span text:style-name="T42">Surfing net, Traveling, Listening Music, watching Movies and playing Games.</text:span></text:p>
      <text:p text:style-name="P23"/>
      <text:h text:style-name="P62" text:outline-level="1">Declaration:</text:h>
      <text:p text:style-name="P33"/>
      <text:p text:style-name="P44"><text:soft-page-break/><text:span text:style-name="T1">I</text:span><text:span text:style-name="T2"> hereby declare that above all the statements are true and correct, complete and authentic to the best </text:span><text:span text:style-name="T1">of</text:span><text:span text:style-name="T32"> </text:span><text:span text:style-name="T2">my knowledge and belief.</text:span></text:p>
      <text:p text:style-name="P11"/>
      <text:p text:style-name="P53">Shraddha Sha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0835in" fo:margin-right="0in" fo:margin-top="0.0118in" fo:margin-bottom="0in" loext:contextual-spacing="false" fo:text-indent="0in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0835in" fo:margin-right="0in" fo:text-indent="0in" style:auto-text-indent="false"/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weight-complex="bold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/>
    <style:style style:name="Header" style:family="paragraph" style:parent-style-name="Standard" style:class="extra">
      <style:paragraph-properties text:number-lines="false" text:line-number="0">
        <style:tab-stops>
          <style:tab-stop style:position="3.3335in" style:type="center"/>
          <style:tab-stop style:position="6.66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9" style:font-name="Times New Roman" fo:font-family="'Times New Roman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1pt" style:font-weight-complex="bold"/>
    </style:style>
    <style:style style:name="ListLabel_20_2" style:display-name="ListLabel 2" style:family="text">
      <style:text-properties fo:color="#000009" fo:letter-spacing="-0.0008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" style:display-name="ListLabel 3" style:family="text">
      <style:text-properties fo:color="#000009" style:font-name="Times New Roman" fo:font-family="'Times New Roman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1pt" style:font-weight-complex="bold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fo:color="#000009" fo:letter-spacing="-0.0008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1146in" fo:margin-left="0.1835in"/>
        </style:list-level-properties>
      </text:list-level-style-number>
      <text:list-level-style-bullet text:level="2" text:style-name="ListLabel_20_4" style:num-suffix="" text:bullet-char="">
        <style:list-level-properties text:list-level-position-and-space-mode="label-alignment">
          <style:list-level-label-alignment text:label-followed-by="listtab" fo:text-indent="-0.1146in" fo:margin-left="0.828in"/>
        </style:list-level-properties>
        <style:text-properties style:font-name="Symbol"/>
      </text:list-level-style-bullet>
      <text:list-level-style-bullet text:level="3" text:style-name="ListLabel_20_5" style:num-suffix="" text:bullet-char="">
        <style:list-level-properties text:list-level-position-and-space-mode="label-alignment">
          <style:list-level-label-alignment text:label-followed-by="listtab" fo:text-indent="-0.1146in" fo:margin-left="1.4717in"/>
        </style:list-level-properties>
        <style:text-properties style:font-name="Symbol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fo:text-indent="-0.1146in" fo:margin-left="2.1161in"/>
        </style:list-level-properties>
        <style:text-properties style:font-name="Symbol"/>
      </text:list-level-style-bullet>
      <text:list-level-style-bullet text:level="5" text:style-name="ListLabel_20_7" style:num-suffix="" text:bullet-char="">
        <style:list-level-properties text:list-level-position-and-space-mode="label-alignment">
          <style:list-level-label-alignment text:label-followed-by="listtab" fo:text-indent="-0.1146in" fo:margin-left="2.7598in"/>
        </style:list-level-properties>
        <style:text-properties style:font-name="Symbol"/>
      </text:list-level-style-bullet>
      <text:list-level-style-bullet text:level="6" text:style-name="ListLabel_20_8" style:num-suffix="" text:bullet-char="">
        <style:list-level-properties text:list-level-position-and-space-mode="label-alignment">
          <style:list-level-label-alignment text:label-followed-by="listtab" fo:text-indent="-0.1146in" fo:margin-left="3.4043in"/>
        </style:list-level-properties>
        <style:text-properties style:font-name="Symbol"/>
      </text:list-level-style-bullet>
      <text:list-level-style-bullet text:level="7" text:style-name="ListLabel_20_9" style:num-suffix="" text:bullet-char="">
        <style:list-level-properties text:list-level-position-and-space-mode="label-alignment">
          <style:list-level-label-alignment text:label-followed-by="listtab" fo:text-indent="-0.1146in" fo:margin-left="4.048in"/>
        </style:list-level-properties>
        <style:text-properties style:font-name="Symbol"/>
      </text:list-level-style-bullet>
      <text:list-level-style-bullet text:level="8" text:style-name="ListLabel_20_10" style:num-suffix="" text:bullet-char="">
        <style:list-level-properties text:list-level-position-and-space-mode="label-alignment">
          <style:list-level-label-alignment text:label-followed-by="listtab" fo:text-indent="-0.1146in" fo:margin-left="4.6925in"/>
        </style:list-level-properties>
        <style:text-properties style:font-name="Symbol"/>
      </text:list-level-style-bullet>
      <text:list-level-style-bullet text:level="9" text:style-name="ListLabel_20_11" style:num-suffix="" text:bullet-char="">
        <style:list-level-properties text:list-level-position-and-space-mode="label-alignment">
          <style:list-level-label-alignment text:label-followed-by="listtab" fo:text-indent="-0.1146in" fo:margin-left="5.3362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72in" fo:margin-bottom="0.1945in" fo:margin-left="0.9165in" fo:margin-right="0.91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972in" fo:margin-bottom="0.1945in" fo:margin-left="0.9165in" fo:margin-right="0.91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.0417in" fo:margin-bottom="0.1945in" fo:margin-left="0.9307in" fo:margin-right="0.9445in" style:writing-mode="lr-tb" style:layout-grid-color="#c0c0c0" style:layout-grid-lines="1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972in" fo:margin-bottom="0.1945in" fo:margin-left="0.9165in" fo:margin-right="1in" style:writing-mode="lr-tb" style:layout-grid-color="#c0c0c0" style:layout-grid-lines="14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  <style:master-page style:name="Converted1" style:page-layout-name="Mpm3"/>
    <style:master-page style:name="Converted2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3T08:14:00</meta:creation-date>
    <meta:initial-creator>Online2PDF.com</meta:initial-creator>
    <dc:language>en-IN</dc:language>
    <dc:date>2021-07-24T09:26:42.666519468</dc:date>
    <meta:editing-cycles>6</meta:editing-cycles>
    <meta:editing-duration>PT22M46S</meta:editing-duration>
    <meta:generator>LibreOffice/6.0.7.3$Linux_X86_64 LibreOffice_project/00m0$Build-3</meta:generator>
    <meta:document-statistic meta:table-count="1" meta:image-count="0" meta:object-count="0" meta:page-count="4" meta:paragraph-count="83" meta:word-count="526" meta:character-count="3642" meta:non-whitespace-character-count="3138"/>
    <meta:user-defined meta:name="AppVersion">14.0000</meta:user-defined>
    <meta:user-defined meta:name="Created" meta:value-type="date">2021-06-03T00:00:00</meta:user-defined>
    <meta:user-defined meta:name="DocSecurity" meta:value-type="float">4</meta:user-defined>
    <meta:user-defined meta:name="HyperlinksChanged" meta:value-type="boolean">false</meta:user-defined>
    <meta:user-defined meta:name="LastSaved" meta:value-type="date">2021-06-03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